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9"/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685cm" style:use-optimal-column-width="true"/>
    </style:style>
    <style:style style:name="co6" style:family="table-column">
      <style:table-column-properties fo:break-before="auto" style:column-width="2.34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4" table:number-columns-repeated="11" table:default-cell-style-name="ce1"/>
        <table:table-column table:style-name="co5" table:default-cell-style-name="ce3"/>
        <table:table-column table:style-name="co6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5126510047" table:style-name="ce2">
            <text:p>31512651004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5126510093" table:style-name="ce2">
            <text:p>31512651009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5126510135" table:style-name="ce2">
            <text:p>31512651013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4.63" table:style-name="ce1">
            <text:p>4.63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5126510174" table:style-name="ce2">
            <text:p>31512651017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63" table:style-name="ce1">
            <text:p>6.63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1" table:style-name="ce2">
            <text:p>3161265100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float" office:value="7.93" table:style-name="ce1">
            <text:p>7.93</text:p>
          </table:table-cell>
          <table:table-cell office:value-type="float" office:value="8.42" table:style-name="ce1">
            <text:p>8.4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2" table:style-name="ce2">
            <text:p>31612651000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33" table:style-name="ce1">
            <text:p>6.33</text:p>
          </table:table-cell>
          <table:table-cell office:value-type="float" office:value="6.42" table:style-name="ce1">
            <text:p>6.4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3" table:style-name="ce2">
            <text:p>3161265100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4" table:style-name="ce2">
            <text:p>31612651000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52" table:style-name="ce1">
            <text:p>8.52</text:p>
          </table:table-cell>
          <table:table-cell office:value-type="float" office:value="9.09" table:style-name="ce1">
            <text:p>9.0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5" table:style-name="ce2">
            <text:p>31612651000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6" table:style-name="ce2">
            <text:p>31612651000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78" table:style-name="ce1">
            <text:p>5.78</text:p>
          </table:table-cell>
          <table:table-cell office:value-type="float" office:value="6.16" table:style-name="ce1">
            <text:p>6.1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7" table:style-name="ce2">
            <text:p>31612651000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8.6999999999999993" table:style-name="ce1">
            <text:p>8.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8" table:style-name="ce2">
            <text:p>31612651000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07" table:style-name="ce1">
            <text:p>6.07</text:p>
          </table:table-cell>
          <table:table-cell office:value-type="float" office:value="6.86" table:style-name="ce1">
            <text:p>6.8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09" table:style-name="ce2">
            <text:p>31612651000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56" table:style-name="ce1">
            <text:p>6.56</text:p>
          </table:table-cell>
          <table:table-cell office:value-type="float" office:value="6.71" table:style-name="ce1">
            <text:p>6.7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0" table:style-name="ce2">
            <text:p>3161265100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7" table:style-name="ce1">
            <text:p>7.7</text:p>
          </table:table-cell>
          <table:table-cell office:value-type="float" office:value="8.4700000000000006" table:style-name="ce1">
            <text:p>8.4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1" table:style-name="ce2">
            <text:p>31612651001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3" table:style-name="ce1">
            <text:p>7.3</text:p>
          </table:table-cell>
          <table:table-cell office:value-type="float" office:value="7.49" table:style-name="ce1">
            <text:p>7.4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2" table:style-name="ce2">
            <text:p>31612651001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8.32" table:style-name="ce1">
            <text:p>8.3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3" table:style-name="ce2">
            <text:p>3161265100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59" table:style-name="ce1">
            <text:p>7.59</text:p>
          </table:table-cell>
          <table:table-cell office:value-type="float" office:value="8.08" table:style-name="ce1">
            <text:p>8.0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4" table:style-name="ce2">
            <text:p>3161265100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48" table:style-name="ce1">
            <text:p>7.48</text:p>
          </table:table-cell>
          <table:table-cell office:value-type="float" office:value="7.66" table:style-name="ce1">
            <text:p>7.6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5" table:style-name="ce2">
            <text:p>3161265100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6" table:style-name="ce2">
            <text:p>31612651001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8.7100000000000009" table:style-name="ce1">
            <text:p>8.7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7" table:style-name="ce2">
            <text:p>3161265100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8" table:style-name="ce2">
            <text:p>3161265100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3" table:style-name="ce1">
            <text:p>7.3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19" table:style-name="ce2">
            <text:p>3161265100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0" table:style-name="ce2">
            <text:p>3161265100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37" table:style-name="ce1">
            <text:p>7.37</text:p>
          </table:table-cell>
          <table:table-cell office:value-type="float" office:value="8.1199999999999992" table:style-name="ce1">
            <text:p>8.1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1" table:style-name="ce2">
            <text:p>3161265100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9.26" table:style-name="ce1">
            <text:p>9.26</text:p>
          </table:table-cell>
          <table:table-cell office:value-type="float" office:value="9.11" table:style-name="ce1">
            <text:p>9.1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2" table:style-name="ce2">
            <text:p>31612651002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8.92" table:style-name="ce1">
            <text:p>8.9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3" table:style-name="ce2">
            <text:p>31612651002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15" table:style-name="ce1">
            <text:p>7.15</text:p>
          </table:table-cell>
          <table:table-cell office:value-type="float" office:value="7.92" table:style-name="ce1">
            <text:p>7.9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4" table:style-name="ce2">
            <text:p>3161265100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9">
            <text:p>A+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07" table:style-name="ce1">
            <text:p>8.07</text:p>
          </table:table-cell>
          <table:table-cell office:value-type="float" office:value="8.2100000000000009" table:style-name="ce1">
            <text:p>8.2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5" table:style-name="ce2">
            <text:p>31612651002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8.23" table:style-name="ce1">
            <text:p>8.2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6" table:style-name="ce2">
            <text:p>3161265100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52" table:style-name="ce1">
            <text:p>6.52</text:p>
          </table:table-cell>
          <table:table-cell office:value-type="float" office:value="6.99" table:style-name="ce1">
            <text:p>6.9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7" table:style-name="ce2">
            <text:p>31612651002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67" table:style-name="ce1">
            <text:p>7.67</text:p>
          </table:table-cell>
          <table:table-cell office:value-type="float" office:value="7.71" table:style-name="ce1">
            <text:p>7.7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8" table:style-name="ce2">
            <text:p>3161265100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59" table:style-name="ce1">
            <text:p>8.59</text:p>
          </table:table-cell>
          <table:table-cell office:value-type="float" office:value="8.5" table:style-name="ce1">
            <text:p>8.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29" table:style-name="ce2">
            <text:p>3161265100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81" table:style-name="ce1">
            <text:p>8.81</text:p>
          </table:table-cell>
          <table:table-cell office:value-type="float" office:value="9.3000000000000007" table:style-name="ce1">
            <text:p>9.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0" table:style-name="ce2">
            <text:p>3161265100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1" table:style-name="ce2">
            <text:p>31612651003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74" table:style-name="ce1">
            <text:p>7.74</text:p>
          </table:table-cell>
          <table:table-cell office:value-type="float" office:value="7.88" table:style-name="ce1">
            <text:p>7.8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2" table:style-name="ce2">
            <text:p>31612651003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9.07" table:style-name="ce1">
            <text:p>9.0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3" table:style-name="ce2">
            <text:p>31612651003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8.4700000000000006" table:style-name="ce1">
            <text:p>8.4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4" table:style-name="ce2">
            <text:p>3161265100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33" table:style-name="ce1">
            <text:p>8.33</text:p>
          </table:table-cell>
          <table:table-cell office:value-type="float" office:value="8.3000000000000007" table:style-name="ce1">
            <text:p>8.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5" table:style-name="ce2">
            <text:p>3161265100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59" table:style-name="ce1">
            <text:p>8.59</text:p>
          </table:table-cell>
          <table:table-cell office:value-type="float" office:value="8.5299999999999994" table:style-name="ce1">
            <text:p>8.5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6" table:style-name="ce2">
            <text:p>31612651003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26" table:style-name="ce1">
            <text:p>7.26</text:p>
          </table:table-cell>
          <table:table-cell office:value-type="float" office:value="7.13" table:style-name="ce1">
            <text:p>7.1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7" table:style-name="ce2">
            <text:p>31612651003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8.65" table:style-name="ce1">
            <text:p>8.6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8" table:style-name="ce2">
            <text:p>31612651003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56" table:style-name="ce1">
            <text:p>7.56</text:p>
          </table:table-cell>
          <table:table-cell office:value-type="float" office:value="7.77" table:style-name="ce1">
            <text:p>7.7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39" table:style-name="ce2">
            <text:p>31612651003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67" table:style-name="ce1">
            <text:p>5.67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0" table:style-name="ce2">
            <text:p>3161265100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1" table:style-name="ce2">
            <text:p>31612651004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7" table:style-name="ce1">
            <text:p>7.7</text:p>
          </table:table-cell>
          <table:table-cell office:value-type="float" office:value="8.31" table:style-name="ce1">
            <text:p>8.3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2" table:style-name="ce2">
            <text:p>3161265100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89" table:style-name="ce1">
            <text:p>6.89</text:p>
          </table:table-cell>
          <table:table-cell office:value-type="float" office:value="6.92" table:style-name="ce1">
            <text:p>6.9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3" table:style-name="ce2">
            <text:p>31612651004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52" table:style-name="ce1">
            <text:p>7.52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4" table:style-name="ce2">
            <text:p>31612651004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5.15" table:style-name="ce1">
            <text:p>5.15</text:p>
          </table:table-cell>
          <table:table-cell office:value-type="float" office:value="6.11" table:style-name="ce1">
            <text:p>6.1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5" table:style-name="ce2">
            <text:p>31612651004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67" table:style-name="ce1">
            <text:p>5.67</text:p>
          </table:table-cell>
          <table:table-cell office:value-type="float" office:value="6.61" table:style-name="ce1">
            <text:p>6.6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6" table:style-name="ce2">
            <text:p>31612651004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44" table:style-name="ce1">
            <text:p>7.44</text:p>
          </table:table-cell>
          <table:table-cell office:value-type="float" office:value="8.3800000000000008" table:style-name="ce1">
            <text:p>8.3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7" table:style-name="ce2">
            <text:p>31612651004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8.3699999999999992" table:style-name="ce1">
            <text:p>8.3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49" table:style-name="ce2">
            <text:p>31612651004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0" table:style-name="ce2">
            <text:p>3161265100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" table:style-name="ce1">
            <text:p>7</text:p>
          </table:table-cell>
          <table:table-cell office:value-type="float" office:value="7.92" table:style-name="ce1">
            <text:p>7.9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1" table:style-name="ce2">
            <text:p>3161265100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19" table:style-name="ce1">
            <text:p>6.19</text:p>
          </table:table-cell>
          <table:table-cell office:value-type="float" office:value="6.08" table:style-name="ce1">
            <text:p>6.0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2" table:style-name="ce2">
            <text:p>3161265100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19" table:style-name="ce1">
            <text:p>8.19</text:p>
          </table:table-cell>
          <table:table-cell office:value-type="float" office:value="8.76" table:style-name="ce1">
            <text:p>8.7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3" table:style-name="ce2">
            <text:p>31612651005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3" table:style-name="ce1">
            <text:p>7.93</text:p>
          </table:table-cell>
          <table:table-cell office:value-type="float" office:value="8.15" table:style-name="ce1">
            <text:p>8.1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4" table:style-name="ce2">
            <text:p>31612651005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5" table:style-name="ce2">
            <text:p>31612651005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9" table:style-name="ce1">
            <text:p>7.19</text:p>
          </table:table-cell>
          <table:table-cell office:value-type="float" office:value="7.58" table:style-name="ce1">
            <text:p>7.5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6" table:style-name="ce2">
            <text:p>3161265100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44" table:style-name="ce1">
            <text:p>5.44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7" table:style-name="ce2">
            <text:p>31612651005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8" table:style-name="ce2">
            <text:p>31612651005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59" table:style-name="ce2">
            <text:p>31612651005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8.58" table:style-name="ce1">
            <text:p>8.5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0" table:style-name="ce2">
            <text:p>31612651006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07" table:style-name="ce1">
            <text:p>7.07</text:p>
          </table:table-cell>
          <table:table-cell office:value-type="float" office:value="7.49" table:style-name="ce1">
            <text:p>7.4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1" table:style-name="ce2">
            <text:p>31612651006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19" table:style-name="ce1">
            <text:p>5.19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2" table:style-name="ce2">
            <text:p>31612651006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19" table:style-name="ce1">
            <text:p>5.19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3" table:style-name="ce2">
            <text:p>31612651006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8.8000000000000007" table:style-name="ce1">
            <text:p>8.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4" table:style-name="ce2">
            <text:p>31612651006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5" table:style-name="ce2">
            <text:p>31612651006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8.82" table:style-name="ce1">
            <text:p>8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7" table:style-name="ce2">
            <text:p>31612651006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89" table:style-name="ce1">
            <text:p>7.89</text:p>
          </table:table-cell>
          <table:table-cell office:value-type="float" office:value="8.2200000000000006" table:style-name="ce1">
            <text:p>8.2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8" table:style-name="ce2">
            <text:p>31612651006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52" table:style-name="ce1">
            <text:p>8.52</text:p>
          </table:table-cell>
          <table:table-cell office:value-type="float" office:value="8.7200000000000006" table:style-name="ce1">
            <text:p>8.7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69" table:style-name="ce2">
            <text:p>31612651006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7" table:style-name="ce1">
            <text:p>6.7</text:p>
          </table:table-cell>
          <table:table-cell office:value-type="float" office:value="7.1" table:style-name="ce1">
            <text:p>7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0" table:style-name="ce2">
            <text:p>31612651007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8.1300000000000008" table:style-name="ce1">
            <text:p>8.1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1" table:style-name="ce2">
            <text:p>31612651007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2" table:style-name="ce2">
            <text:p>3161265100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8.7100000000000009" table:style-name="ce1">
            <text:p>8.7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3" table:style-name="ce2">
            <text:p>31612651007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4" table:style-name="ce1">
            <text:p>8.44</text:p>
          </table:table-cell>
          <table:table-cell office:value-type="float" office:value="8.74" table:style-name="ce1">
            <text:p>8.7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4" table:style-name="ce2">
            <text:p>31612651007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1" table:style-name="ce1">
            <text:p>7.11</text:p>
          </table:table-cell>
          <table:table-cell office:value-type="float" office:value="7.7" table:style-name="ce1">
            <text:p>7.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5" table:style-name="ce2">
            <text:p>31612651007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8.42" table:style-name="ce1">
            <text:p>8.4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6" table:style-name="ce2">
            <text:p>31612651007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9.1199999999999992" table:style-name="ce1">
            <text:p>9.1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7" table:style-name="ce2">
            <text:p>31612651007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81" table:style-name="ce1">
            <text:p>5.81</text:p>
          </table:table-cell>
          <table:table-cell office:value-type="float" office:value="6.62" table:style-name="ce1">
            <text:p>6.6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8" table:style-name="ce2">
            <text:p>31612651007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7.95" table:style-name="ce1">
            <text:p>7.9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79" table:style-name="ce2">
            <text:p>31612651007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81" table:style-name="ce1">
            <text:p>6.81</text:p>
          </table:table-cell>
          <table:table-cell office:value-type="float" office:value="6.66" table:style-name="ce1">
            <text:p>6.6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0" table:style-name="ce2">
            <text:p>31612651008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26" table:style-name="ce1">
            <text:p>8.26</text:p>
          </table:table-cell>
          <table:table-cell office:value-type="float" office:value="8.1999999999999993" table:style-name="ce1">
            <text:p>8.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1" table:style-name="ce2">
            <text:p>31612651008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9.11" table:style-name="ce1">
            <text:p>9.11</text:p>
          </table:table-cell>
          <table:table-cell office:value-type="float" office:value="9.31" table:style-name="ce1">
            <text:p>9.3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2" table:style-name="ce2">
            <text:p>31612651008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78" table:style-name="ce1">
            <text:p>7.78</text:p>
          </table:table-cell>
          <table:table-cell office:value-type="float" office:value="7.45" table:style-name="ce1">
            <text:p>7.4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3" table:style-name="ce2">
            <text:p>31612651008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26" table:style-name="ce1">
            <text:p>8.26</text:p>
          </table:table-cell>
          <table:table-cell office:value-type="float" office:value="8.52" table:style-name="ce1">
            <text:p>8.5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4" table:style-name="ce2">
            <text:p>31612651008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44" table:style-name="ce1">
            <text:p>8.44</text:p>
          </table:table-cell>
          <table:table-cell office:value-type="float" office:value="8.5500000000000007" table:style-name="ce1">
            <text:p>8.5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5" table:style-name="ce2">
            <text:p>31612651008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8.4600000000000009" table:style-name="ce1">
            <text:p>8.4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6" table:style-name="ce2">
            <text:p>31612651008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52" table:style-name="ce1">
            <text:p>7.52</text:p>
          </table:table-cell>
          <table:table-cell office:value-type="float" office:value="8.3000000000000007" table:style-name="ce1">
            <text:p>8.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7" table:style-name="ce2">
            <text:p>31612651008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3" table:style-name="ce1">
            <text:p>7.93</text:p>
          </table:table-cell>
          <table:table-cell office:value-type="float" office:value="8.1300000000000008" table:style-name="ce1">
            <text:p>8.1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8" table:style-name="ce2">
            <text:p>31612651008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89" table:style-name="ce1">
            <text:p>7.89</text:p>
          </table:table-cell>
          <table:table-cell office:value-type="float" office:value="8.2899999999999991" table:style-name="ce1">
            <text:p>8.2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89" table:style-name="ce2">
            <text:p>31612651008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8.1" table:style-name="ce1">
            <text:p>8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0" table:style-name="ce2">
            <text:p>31612651009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04" table:style-name="ce1">
            <text:p>6.04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1" table:style-name="ce2">
            <text:p>31612651009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26" table:style-name="ce1">
            <text:p>8.26</text:p>
          </table:table-cell>
          <table:table-cell office:value-type="float" office:value="8.4499999999999993" table:style-name="ce1">
            <text:p>8.4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2" table:style-name="ce2">
            <text:p>31612651009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7.27" table:style-name="ce1">
            <text:p>7.2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3" table:style-name="ce2">
            <text:p>31612651009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9.2100000000000009" table:style-name="ce1">
            <text:p>9.2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4" table:style-name="ce2">
            <text:p>31612651009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37" table:style-name="ce1">
            <text:p>7.37</text:p>
          </table:table-cell>
          <table:table-cell office:value-type="float" office:value="8.3000000000000007" table:style-name="ce1">
            <text:p>8.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5" table:style-name="ce2">
            <text:p>31612651009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59" table:style-name="ce1">
            <text:p>7.59</text:p>
          </table:table-cell>
          <table:table-cell office:value-type="float" office:value="8.43" table:style-name="ce1">
            <text:p>8.4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6" table:style-name="ce2">
            <text:p>31612651009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48" table:style-name="ce1">
            <text:p>7.48</text:p>
          </table:table-cell>
          <table:table-cell office:value-type="float" office:value="7.67" table:style-name="ce1">
            <text:p>7.6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7" table:style-name="ce2">
            <text:p>31612651009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15" table:style-name="ce1">
            <text:p>7.15</text:p>
          </table:table-cell>
          <table:table-cell office:value-type="float" office:value="7.61" table:style-name="ce1">
            <text:p>7.6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8" table:style-name="ce2">
            <text:p>31612651009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74" table:style-name="ce1">
            <text:p>7.74</text:p>
          </table:table-cell>
          <table:table-cell office:value-type="float" office:value="7.29" table:style-name="ce1">
            <text:p>7.2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099" table:style-name="ce2">
            <text:p>31612651009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7.82" table:style-name="ce1">
            <text:p>7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0" table:style-name="ce2">
            <text:p>31612651010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1" table:style-name="ce2">
            <text:p>3161265101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67" table:style-name="ce1">
            <text:p>6.67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2" table:style-name="ce2">
            <text:p>3161265101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7799999999999994" table:style-name="ce1">
            <text:p>8.78</text:p>
          </table:table-cell>
          <table:table-cell office:value-type="float" office:value="9.09" table:style-name="ce1">
            <text:p>9.0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3" table:style-name="ce2">
            <text:p>31612651010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11" table:style-name="ce1">
            <text:p>8.11</text:p>
          </table:table-cell>
          <table:table-cell office:value-type="float" office:value="8.07" table:style-name="ce1">
            <text:p>8.0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4" table:style-name="ce2">
            <text:p>31612651010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96" table:style-name="ce1">
            <text:p>6.96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5" table:style-name="ce2">
            <text:p>31612651010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8.65" table:style-name="ce1">
            <text:p>8.6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6" table:style-name="ce2">
            <text:p>31612651010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85" table:style-name="ce1">
            <text:p>7.85</text:p>
          </table:table-cell>
          <table:table-cell office:value-type="float" office:value="8.33" table:style-name="ce1">
            <text:p>8.3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7" table:style-name="ce2">
            <text:p>31612651010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9.0500000000000007" table:style-name="ce1">
            <text:p>9.0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8" table:style-name="ce2">
            <text:p>31612651010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8.7100000000000009" table:style-name="ce1">
            <text:p>8.7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09" table:style-name="ce2">
            <text:p>31612651010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6.78" table:style-name="ce1">
            <text:p>6.78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0" table:style-name="ce2">
            <text:p>3161265101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52" table:style-name="ce1">
            <text:p>7.52</text:p>
          </table:table-cell>
          <table:table-cell office:value-type="float" office:value="8.1300000000000008" table:style-name="ce1">
            <text:p>8.1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1" table:style-name="ce2">
            <text:p>31612651011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9.11" table:style-name="ce1">
            <text:p>9.1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2" table:style-name="ce2">
            <text:p>3161265101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44" table:style-name="ce1">
            <text:p>8.44</text:p>
          </table:table-cell>
          <table:table-cell office:value-type="float" office:value="8.82" table:style-name="ce1">
            <text:p>8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3" table:style-name="ce2">
            <text:p>3161265101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11" table:style-name="ce1">
            <text:p>7.11</text:p>
          </table:table-cell>
          <table:table-cell office:value-type="float" office:value="7.37" table:style-name="ce1">
            <text:p>7.3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4" table:style-name="ce2">
            <text:p>3161265101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41" table:style-name="ce1">
            <text:p>8.41</text:p>
          </table:table-cell>
          <table:table-cell office:value-type="float" office:value="8.34" table:style-name="ce1">
            <text:p>8.3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5" table:style-name="ce2">
            <text:p>3161265101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07" table:style-name="ce1">
            <text:p>8.07</text:p>
          </table:table-cell>
          <table:table-cell office:value-type="float" office:value="8.5" table:style-name="ce1">
            <text:p>8.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6" table:style-name="ce2">
            <text:p>3161265101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3" table:style-name="ce1">
            <text:p>7.3</text:p>
          </table:table-cell>
          <table:table-cell office:value-type="float" office:value="7.66" table:style-name="ce1">
            <text:p>7.6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7" table:style-name="ce2">
            <text:p>3161265101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8.2799999999999994" table:style-name="ce1">
            <text:p>8.2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8" table:style-name="ce2">
            <text:p>3161265101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19" table:style-name="ce2">
            <text:p>3161265101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11" table:style-name="ce1">
            <text:p>8.11</text:p>
          </table:table-cell>
          <table:table-cell office:value-type="float" office:value="8.52" table:style-name="ce1">
            <text:p>8.5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0" table:style-name="ce2">
            <text:p>31612651012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1" table:style-name="ce2">
            <text:p>31612651012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33" table:style-name="ce1">
            <text:p>7.33</text:p>
          </table:table-cell>
          <table:table-cell office:value-type="float" office:value="7.19" table:style-name="ce1">
            <text:p>7.1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2" table:style-name="ce2">
            <text:p>31612651012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44" table:style-name="ce1">
            <text:p>7.44</text:p>
          </table:table-cell>
          <table:table-cell office:value-type="float" office:value="8.4499999999999993" table:style-name="ce1">
            <text:p>8.4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3" table:style-name="ce2">
            <text:p>31612651012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19" table:style-name="ce1">
            <text:p>8.19</text:p>
          </table:table-cell>
          <table:table-cell office:value-type="float" office:value="8.64" table:style-name="ce1">
            <text:p>8.6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4" table:style-name="ce2">
            <text:p>31612651012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.2100000000000009" table:style-name="ce1">
            <text:p>9.2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5" table:style-name="ce2">
            <text:p>31612651012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9.1300000000000008" table:style-name="ce1">
            <text:p>9.1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6" table:style-name="ce2">
            <text:p>31612651012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11" table:style-name="ce1">
            <text:p>8.11</text:p>
          </table:table-cell>
          <table:table-cell office:value-type="float" office:value="8.01" table:style-name="ce1">
            <text:p>8.0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7" table:style-name="ce2">
            <text:p>31612651012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8.44" table:style-name="ce1">
            <text:p>8.4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8" table:style-name="ce2">
            <text:p>3161265101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8.9700000000000006" table:style-name="ce1">
            <text:p>8.9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29" table:style-name="ce2">
            <text:p>31612651012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81" table:style-name="ce1">
            <text:p>5.81</text:p>
          </table:table-cell>
          <table:table-cell office:value-type="float" office:value="5.87" table:style-name="ce1">
            <text:p>5.8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0" table:style-name="ce2">
            <text:p>3161265101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1" table:style-name="ce1">
            <text:p>7.11</text:p>
          </table:table-cell>
          <table:table-cell office:value-type="float" office:value="7.32" table:style-name="ce1">
            <text:p>7.3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1" table:style-name="ce2">
            <text:p>31612651013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82" table:style-name="ce1">
            <text:p>8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2" table:style-name="ce2">
            <text:p>31612651013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74" table:style-name="ce1">
            <text:p>7.74</text:p>
          </table:table-cell>
          <table:table-cell office:value-type="float" office:value="7.67" table:style-name="ce1">
            <text:p>7.6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3" table:style-name="ce2">
            <text:p>31612651013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89" table:style-name="ce1">
            <text:p>7.89</text:p>
          </table:table-cell>
          <table:table-cell office:value-type="float" office:value="8.85" table:style-name="ce1">
            <text:p>8.8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4" table:style-name="ce2">
            <text:p>31612651013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7.27" table:style-name="ce1">
            <text:p>7.2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6" table:style-name="ce2">
            <text:p>31612651013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37" table:style-name="ce1">
            <text:p>6.37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7" table:style-name="ce2">
            <text:p>31612651013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9" table:style-name="ce1">
            <text:p>7.19</text:p>
          </table:table-cell>
          <table:table-cell office:value-type="float" office:value="6.81" table:style-name="ce1">
            <text:p>6.8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8" table:style-name="ce2">
            <text:p>31612651013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07" table:style-name="ce1">
            <text:p>8.07</text:p>
          </table:table-cell>
          <table:table-cell office:value-type="float" office:value="7.99" table:style-name="ce1">
            <text:p>7.9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39" table:style-name="ce2">
            <text:p>31612651013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0" table:style-name="ce2">
            <text:p>31612651014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56" table:style-name="ce1">
            <text:p>7.56</text:p>
          </table:table-cell>
          <table:table-cell office:value-type="float" office:value="7.79" table:style-name="ce1">
            <text:p>7.7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1" table:style-name="ce2">
            <text:p>31612651014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8.52" table:style-name="ce1">
            <text:p>8.5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2" table:style-name="ce2">
            <text:p>31612651014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74" table:style-name="ce1">
            <text:p>7.74</text:p>
          </table:table-cell>
          <table:table-cell office:value-type="float" office:value="8.08" table:style-name="ce1">
            <text:p>8.0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3" table:style-name="ce2">
            <text:p>31612651014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8.5399999999999991" table:style-name="ce1">
            <text:p>8.5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4" table:style-name="ce2">
            <text:p>31612651014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8.43" table:style-name="ce1">
            <text:p>8.4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5" table:style-name="ce2">
            <text:p>31612651014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26" table:style-name="ce1">
            <text:p>8.26</text:p>
          </table:table-cell>
          <table:table-cell office:value-type="float" office:value="8.39" table:style-name="ce1">
            <text:p>8.3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6" table:style-name="ce2">
            <text:p>31612651014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56" table:style-name="ce1">
            <text:p>7.56</text:p>
          </table:table-cell>
          <table:table-cell office:value-type="float" office:value="7.11" table:style-name="ce1">
            <text:p>7.1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7" table:style-name="ce2">
            <text:p>31612651014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15" table:style-name="ce1">
            <text:p>8.15</text:p>
          </table:table-cell>
          <table:table-cell office:value-type="float" office:value="8.5299999999999994" table:style-name="ce1">
            <text:p>8.5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8" table:style-name="ce2">
            <text:p>3161265101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7.05" table:style-name="ce1">
            <text:p>7.0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49" table:style-name="ce2">
            <text:p>31612651014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1" table:style-name="ce1">
            <text:p>7.11</text:p>
          </table:table-cell>
          <table:table-cell office:value-type="float" office:value="7.12" table:style-name="ce1">
            <text:p>7.1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0" table:style-name="ce2">
            <text:p>31612651015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33" table:style-name="ce1">
            <text:p>8.33</text:p>
          </table:table-cell>
          <table:table-cell office:value-type="float" office:value="8.26" table:style-name="ce1">
            <text:p>8.2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1" table:style-name="ce2">
            <text:p>31612651015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9.26" table:style-name="ce1">
            <text:p>9.26</text:p>
          </table:table-cell>
          <table:table-cell office:value-type="float" office:value="9.3800000000000008" table:style-name="ce1">
            <text:p>9.3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2" table:style-name="ce2">
            <text:p>31612651015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7.87" table:style-name="ce1">
            <text:p>7.8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3" table:style-name="ce2">
            <text:p>31612651015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7" table:style-name="ce1">
            <text:p>7.7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4" table:style-name="ce2">
            <text:p>31612651015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" table:style-name="ce1">
            <text:p>8</text:p>
          </table:table-cell>
          <table:table-cell office:value-type="float" office:value="7.61" table:style-name="ce1">
            <text:p>7.6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5" table:style-name="ce2">
            <text:p>31612651015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52" table:style-name="ce1">
            <text:p>8.52</text:p>
          </table:table-cell>
          <table:table-cell office:value-type="float" office:value="7.94" table:style-name="ce1">
            <text:p>7.9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6" table:style-name="ce2">
            <text:p>31612651015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41" table:style-name="ce1">
            <text:p>7.41</text:p>
          </table:table-cell>
          <table:table-cell office:value-type="float" office:value="7.2" table:style-name="ce1">
            <text:p>7.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7" table:style-name="ce2">
            <text:p>31612651015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float" office:value="9.41" table:style-name="ce1">
            <text:p>9.41</text:p>
          </table:table-cell>
          <table:table-cell office:value-type="float" office:value="9.36" table:style-name="ce1">
            <text:p>9.3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8" table:style-name="ce2">
            <text:p>31612651015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8.75" table:style-name="ce1">
            <text:p>8.7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59" table:style-name="ce2">
            <text:p>31612651015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0" table:style-name="ce2">
            <text:p>3161265101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8.82" table:style-name="ce1">
            <text:p>8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1" table:style-name="ce2">
            <text:p>31612651016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93" table:style-name="ce1">
            <text:p>7.93</text:p>
          </table:table-cell>
          <table:table-cell office:value-type="float" office:value="7.79" table:style-name="ce1">
            <text:p>7.7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2" table:style-name="ce2">
            <text:p>31612651016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F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F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3" table:style-name="ce2">
            <text:p>31612651016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41" table:style-name="ce1">
            <text:p>6.4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4" table:style-name="ce2">
            <text:p>31612651016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9.33" table:style-name="ce1">
            <text:p>9.33</text:p>
          </table:table-cell>
          <table:table-cell office:value-type="float" office:value="9.19" table:style-name="ce1">
            <text:p>9.1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5" table:style-name="ce2">
            <text:p>31612651016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93" table:style-name="ce1">
            <text:p>8.93</text:p>
          </table:table-cell>
          <table:table-cell office:value-type="float" office:value="8.5500000000000007" table:style-name="ce1">
            <text:p>8.5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6" table:style-name="ce2">
            <text:p>31612651016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26" table:style-name="ce1">
            <text:p>8.26</text:p>
          </table:table-cell>
          <table:table-cell office:value-type="float" office:value="8.39" table:style-name="ce1">
            <text:p>8.3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7" table:style-name="ce2">
            <text:p>3161265101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6.85" table:style-name="ce1">
            <text:p>6.85</text:p>
          </table:table-cell>
          <table:table-cell office:value-type="float" office:value="6.92" table:style-name="ce1">
            <text:p>6.9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8" table:style-name="ce2">
            <text:p>3161265101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8.86" table:style-name="ce1">
            <text:p>8.8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69" table:style-name="ce2">
            <text:p>31612651016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8" table:style-name="ce1">
            <text:p>8.48</text:p>
          </table:table-cell>
          <table:table-cell office:value-type="float" office:value="8.34" table:style-name="ce1">
            <text:p>8.3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0" table:style-name="ce2">
            <text:p>31612651017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7.85" table:style-name="ce1">
            <text:p>7.85</text:p>
          </table:table-cell>
          <table:table-cell office:value-type="float" office:value="7.66" table:style-name="ce1">
            <text:p>7.6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1" table:style-name="ce2">
            <text:p>31612651017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74" table:style-name="ce1">
            <text:p>8.74</text:p>
          </table:table-cell>
          <table:table-cell office:value-type="float" office:value="8.6199999999999992" table:style-name="ce1">
            <text:p>8.6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2" table:style-name="ce2">
            <text:p>3161265101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7.44" table:style-name="ce1">
            <text:p>7.44</text:p>
          </table:table-cell>
          <table:table-cell office:value-type="float" office:value="7.93" table:style-name="ce1">
            <text:p>7.9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3" table:style-name="ce2">
            <text:p>3161265101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4">
            <text:p>B+</text:p>
          </table:table-cell>
          <table:table-cell office:value-type="string" table:style-name="ce4">
            <text:p>B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+</text:p>
          </table:table-cell>
          <table:table-cell office:value-type="string" table:style-name="ce4">
            <text:p>A+</text:p>
          </table:table-cell>
          <table:table-cell office:value-type="string" table:style-name="ce5">
            <text:p>B+</text:p>
          </table:table-cell>
          <table:table-cell office:value-type="string" table:style-name="ce4">
            <text:p>C</text:p>
          </table:table-cell>
          <table:table-cell office:value-type="string" table:style-name="ce4">
            <text:p>A</text:p>
          </table:table-cell>
          <table:table-cell office:value-type="float" office:value="7.41" table:style-name="ce1">
            <text:p>7.41</text:p>
          </table:table-cell>
          <table:table-cell office:value-type="float" office:value="7.61" table:style-name="ce1">
            <text:p>7.6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4" table:style-name="ce2">
            <text:p>31612651017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19" table:style-name="ce1">
            <text:p>7.19</text:p>
          </table:table-cell>
          <table:table-cell office:value-type="float" office:value="7.12" table:style-name="ce1">
            <text:p>7.1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5" table:style-name="ce2">
            <text:p>31612651017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9.07" table:style-name="ce1">
            <text:p>9.07</text:p>
          </table:table-cell>
          <table:table-cell office:value-type="float" office:value="8.74" table:style-name="ce1">
            <text:p>8.7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6" table:style-name="ce2">
            <text:p>31612651017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F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7" table:style-name="ce2">
            <text:p>31612651017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9.18" table:style-name="ce1">
            <text:p>9.1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8" table:style-name="ce2">
            <text:p>31612651017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3" table:style-name="ce1">
            <text:p>7.3</text:p>
          </table:table-cell>
          <table:table-cell office:value-type="float" office:value="7.08" table:style-name="ce1">
            <text:p>7.0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79" table:style-name="ce2">
            <text:p>31612651017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8.56" table:style-name="ce1">
            <text:p>8.56</text:p>
          </table:table-cell>
          <table:table-cell office:value-type="float" office:value="8.8000000000000007" table:style-name="ce1">
            <text:p>8.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0" table:style-name="ce2">
            <text:p>31612651018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float" office:value="6.56" table:style-name="ce1">
            <text:p>6.56</text:p>
          </table:table-cell>
          <table:table-cell office:value-type="float" office:value="6.78" table:style-name="ce1">
            <text:p>6.7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1" table:style-name="ce2">
            <text:p>3161265101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F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2" table:style-name="ce2">
            <text:p>31612651018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85" table:style-name="ce1">
            <text:p>7.85</text:p>
          </table:table-cell>
          <table:table-cell office:value-type="float" office:value="7.93" table:style-name="ce1">
            <text:p>7.9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3" table:style-name="ce2">
            <text:p>31612651018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41" table:style-name="ce1">
            <text:p>7.41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4" table:style-name="ce2">
            <text:p>31612651018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52" table:style-name="ce1">
            <text:p>7.52</text:p>
          </table:table-cell>
          <table:table-cell office:value-type="float" office:value="7.8" table:style-name="ce1">
            <text:p>7.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5" table:style-name="ce2">
            <text:p>31612651018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85" table:style-name="ce1">
            <text:p>6.85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6" table:style-name="ce2">
            <text:p>31612651018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8.07" table:style-name="ce1">
            <text:p>8.07</text:p>
          </table:table-cell>
          <table:table-cell office:value-type="float" office:value="8.14" table:style-name="ce1">
            <text:p>8.1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7" table:style-name="ce2">
            <text:p>3161265101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5.74" table:style-name="ce1">
            <text:p>5.74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8" table:style-name="ce2">
            <text:p>31612651018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11" table:style-name="ce1">
            <text:p>8.11</text:p>
          </table:table-cell>
          <table:table-cell office:value-type="float" office:value="8.2799999999999994" table:style-name="ce1">
            <text:p>8.2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89" table:style-name="ce2">
            <text:p>31612651018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67" table:style-name="ce1">
            <text:p>8.67</text:p>
          </table:table-cell>
          <table:table-cell office:value-type="float" office:value="8.7200000000000006" table:style-name="ce1">
            <text:p>8.7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0" table:style-name="ce2">
            <text:p>3161265101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8.16" table:style-name="ce1">
            <text:p>8.16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1" table:style-name="ce2">
            <text:p>31612651019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5.74" table:style-name="ce1">
            <text:p>5.74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3" table:style-name="ce2">
            <text:p>31612651019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8.24" table:style-name="ce1">
            <text:p>8.2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4" table:style-name="ce2">
            <text:p>31612651019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67" table:style-name="ce1">
            <text:p>7.67</text:p>
          </table:table-cell>
          <table:table-cell office:value-type="float" office:value="7" table:style-name="ce1">
            <text:p>7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5" table:style-name="ce2">
            <text:p>31612651019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07" table:style-name="ce1">
            <text:p>7.07</text:p>
          </table:table-cell>
          <table:table-cell office:value-type="float" office:value="7.21" table:style-name="ce1">
            <text:p>7.2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6" table:style-name="ce2">
            <text:p>31612651019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81" table:style-name="ce1">
            <text:p>7.81</text:p>
          </table:table-cell>
          <table:table-cell office:value-type="float" office:value="7.99" table:style-name="ce1">
            <text:p>7.99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8" table:style-name="ce2">
            <text:p>31612651019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8.44" table:style-name="ce1">
            <text:p>8.44</text:p>
          </table:table-cell>
          <table:table-cell office:value-type="float" office:value="8.42" table:style-name="ce1">
            <text:p>8.4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199" table:style-name="ce2">
            <text:p>31612651019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96" table:style-name="ce1">
            <text:p>7.96</text:p>
          </table:table-cell>
          <table:table-cell office:value-type="float" office:value="8" table:style-name="ce1">
            <text:p>8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0" table:style-name="ce2">
            <text:p>3161265102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A+</text:span></text:p>
          </table:table-cell>
          <table:table-cell office:value-type="string" table:style-name="ce7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33" table:style-name="ce1">
            <text:p>7.33</text:p>
          </table:table-cell>
          <table:table-cell office:value-type="float" office:value="7.54" table:style-name="ce1">
            <text:p>7.54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1" table:style-name="ce2">
            <text:p>31612651020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6.41" table:style-name="ce1">
            <text:p>6.41</text:p>
          </table:table-cell>
          <table:table-cell office:value-type="float" office:value="7.22" table:style-name="ce1">
            <text:p>7.2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3" table:style-name="ce2">
            <text:p>3161265102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5.89" table:style-name="ce1">
            <text:p>5.89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4" table:style-name="ce2">
            <text:p>3161265102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5.7" table:style-name="ce1">
            <text:p>5.7</text:p>
          </table:table-cell>
          <table:table-cell office:value-type="float" office:value="0.1" table:style-name="ce1">
            <text:p>0.1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5" table:style-name="ce2">
            <text:p>31612651020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7">
            <text:p><text:span text:style-name="T1">A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07" table:style-name="ce1">
            <text:p>7.07</text:p>
          </table:table-cell>
          <table:table-cell office:value-type="float" office:value="6.93" table:style-name="ce1">
            <text:p>6.93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7" table:style-name="ce2">
            <text:p>31612651020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O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C</text:span></text:p>
          </table:table-cell>
          <table:table-cell office:value-type="float" office:value="7.63" table:style-name="ce1">
            <text:p>7.63</text:p>
          </table:table-cell>
          <table:table-cell office:value-type="float" office:value="7.25" table:style-name="ce1">
            <text:p>7.25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8-2019</text:p>
          </table:table-cell>
          <table:table-cell office:value-type="float" office:value="316126510208" table:style-name="ce2">
            <text:p>31612651020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6">
            <text:p><text:span text:style-name="T1">B+</text:span></text:p>
          </table:table-cell>
          <table:table-cell office:value-type="string" table:style-name="ce6">
            <text:p><text:span text:style-name="T1">B</text:span></text:p>
          </table:table-cell>
          <table:table-cell office:value-type="string" table:style-name="ce8">
            <text:p><text:span text:style-name="T1">B+</text:span></text:p>
          </table:table-cell>
          <table:table-cell office:value-type="string" table:style-name="ce6">
            <text:p><text:span text:style-name="T1">O</text:span></text:p>
          </table:table-cell>
          <table:table-cell office:value-type="string" table:style-name="ce7">
            <text:p><text:span text:style-name="T1">A+</text:span></text:p>
          </table:table-cell>
          <table:table-cell office:value-type="string" table:style-name="ce6">
            <text:p><text:span text:style-name="T1">A</text:span></text:p>
          </table:table-cell>
          <table:table-cell office:value-type="string" table:style-name="ce6">
            <text:p><text:span text:style-name="T1">P</text:span></text:p>
          </table:table-cell>
          <table:table-cell office:value-type="float" office:value="7.04" table:style-name="ce1">
            <text:p>7.04</text:p>
          </table:table-cell>
          <table:table-cell office:value-type="float" office:value="6.82" table:style-name="ce1">
            <text:p>6.82</text:p>
          </table:table-cell>
          <table:table-cell office:value-type="date" office:date-value="2018-12-12T00:00:00" table:style-name="ce3">
            <text:p>2018-12-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65"/>
        </table:table-row>
        <table:table-row table:number-rows-repeated="10483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9P0" number:language="en" number:country="IN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HP</meta:initial-creator>
    <dc:creator>HP</dc:creator>
    <meta:creation-date>2019-03-11T13:31:40Z</meta:creation-date>
    <dc:date>2019-03-11T15:32:13Z</dc:date>
  </office:meta>
</office:document-meta>
</file>